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d200" officeooo:paragraph-rsid="0002d200"/>
    </style:style>
    <style:style style:name="P2" style:family="paragraph" style:parent-style-name="Standard">
      <style:text-properties officeooo:rsid="000502eb" officeooo:paragraph-rsid="000502eb"/>
    </style:style>
    <style:style style:name="P3" style:family="paragraph" style:parent-style-name="Standard">
      <style:text-properties officeooo:rsid="0006b109" officeooo:paragraph-rsid="0006b109"/>
    </style:style>
    <style:style style:name="P4" style:family="paragraph" style:parent-style-name="Standard">
      <style:text-properties officeooo:rsid="00071b1e" officeooo:paragraph-rsid="00071b1e"/>
    </style:style>
    <style:style style:name="P5" style:family="paragraph" style:parent-style-name="Standard">
      <style:text-properties officeooo:rsid="00080849" officeooo:paragraph-rsid="00080849"/>
    </style:style>
    <style:style style:name="P6" style:family="paragraph" style:parent-style-name="Standard">
      <style:text-properties officeooo:rsid="00080849" officeooo:paragraph-rsid="0009c7d8"/>
    </style:style>
    <style:style style:name="P7" style:family="paragraph" style:parent-style-name="Standard">
      <style:text-properties officeooo:rsid="0009c7d8" officeooo:paragraph-rsid="0009c7d8"/>
    </style:style>
    <style:style style:name="P8" style:family="paragraph" style:parent-style-name="Standard">
      <style:text-properties officeooo:rsid="000a5e75" officeooo:paragraph-rsid="000a5e75"/>
    </style:style>
    <style:style style:name="P9" style:family="paragraph" style:parent-style-name="Standard">
      <style:text-properties officeooo:rsid="000a5e75" officeooo:paragraph-rsid="000a5e75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2d200" officeooo:paragraph-rsid="0002d200"/>
    </style:style>
    <style:style style:name="T1" style:family="text">
      <style:text-properties officeooo:rsid="0003c672"/>
    </style:style>
    <style:style style:name="T2" style:family="text">
      <style:text-properties officeooo:rsid="000674f9"/>
    </style:style>
    <style:style style:name="T3" style:family="text">
      <style:text-properties officeooo:rsid="0006b109"/>
    </style:style>
    <style:style style:name="T4" style:family="text">
      <style:text-properties officeooo:rsid="000b663a"/>
    </style:style>
    <style:style style:name="T5" style:family="text">
      <style:text-properties officeooo:rsid="000dde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os software libres</text:p>
      <text:p text:style-name="P1"/>
      <text:p text:style-name="P1">Un software libre es un programa informaticà <text:s/>libre <text:span text:style-name="T1">suien puede estar modificado, compoartido, reproducido libremente sin protección jurídico. Un software libre no es todo el tiempo gratuito, pero un software libre no espia sus usarios.</text:span></text:p>
      <text:p text:style-name="P1"/>
      <text:p text:style-name="P2">Para ser un software libre, hay quatros libertas fundamentales : </text:p>
      <text:p text:style-name="P2"/>
      <text:p text:style-name="P2">- la liberta<text:span text:style-name="T2">d</text:span> de <text:span text:style-name="T2">ejecutar el programa como queremos, con calquiere utilizacíon (libertad 0)</text:span></text:p>
      <text:p text:style-name="P2">- <text:span text:style-name="T2">la libertad de estudiar el programa, de le cambiar todo lo que quiso, el acceso al código fuente es necessario (libertad 1)</text:span></text:p>
      <text:p text:style-name="P2">- <text:span text:style-name="T3">la libertad de hacer reproducción et ayudar los otros (libertad 2)</text:span></text:p>
      <text:p text:style-name="P2">- <text:span text:style-name="T3">la libertad de distribuir las copias del programa y los repartir en la comunidad</text:span></text:p>
      <text:p text:style-name="P1"/>
      <text:p text:style-name="P3">Un software es por lo tanto libre si respeta estas quatros condiciónes.</text:p>
      <text:p text:style-name="P3"/>
      <text:p text:style-name="P4">El copyleft es una regla fundamental cuando distribuimos el programa, no podemos añadir reglas quien estan en oposición con las quatros libertas fundamentales. El copyleft es una protección para los programas.</text:p>
      <text:p text:style-name="P4"/>
      <text:p text:style-name="P6">Más allá de los programas, los manuales de usario deben tambien libres porque estos hacen partido del software.</text:p>
      <text:p text:style-name="P5"/>
      <text:p text:style-name="P7">Open source : no esta muy differente porque ‘open’ <text:s/>devuelve a gratis y no libre.</text:p>
      <text:p text:style-name="P7"/>
      <text:p text:style-name="P8">Hay varios programas libres como FramaSoft donde la comun<text:span text:style-name="T4">id</text:span>ad puede <text:span text:style-name="T5">ayudar, desarrollar neuvos herramientas en linea como un editor, hoja de calculo, musica, (con Jamendo, un otro sitio web) peliculas, muchas cosas así.</text:span></text:p>
      <text:p text:style-name="P8"/>
      <text:p text:style-name="P8"><text:s/></text:p>
      <text:p text:style-name="P8"/>
      <text:p text:style-name="P8"><text:a xlink:type="simple" xlink:href="https://framasoft.org/" text:style-name="Internet_20_link" text:visited-style-name="Visited_20_Internet_20_Link">https://framasoft.org/</text:a></text:p>
      <text:p text:style-name="P8"><text:a xlink:type="simple" xlink:href="https://www.gnu.org/philosophy/free-sw.es.html" text:style-name="Internet_20_link" text:visited-style-name="Visited_20_Internet_20_Link">https://www.gnu.org/philosophy/free-sw.es.html</text:a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08:15:34.279629428</meta:creation-date>
    <dc:date>2018-05-30T12:32:11.611984330</dc:date>
    <meta:editing-duration>PT22M47S</meta:editing-duration>
    <meta:editing-cycles>9</meta:editing-cycles>
    <meta:generator>LibreOffice/5.4.6.2$Linux_X86_64 LibreOffice_project/40m0$Build-2</meta:generator>
    <meta:document-statistic meta:table-count="0" meta:image-count="0" meta:object-count="0" meta:page-count="1" meta:paragraph-count="15" meta:word-count="223" meta:character-count="1446" meta:non-whitespace-character-count="1233"/>
  </office:meta>
</office:document-meta>
</file>